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6c0" officeooo:paragraph-rsid="001506c0"/>
    </style:style>
    <style:style style:name="P2" style:family="paragraph" style:parent-style-name="Standard">
      <style:text-properties officeooo:rsid="001506c0" officeooo:paragraph-rsid="001ade65"/>
    </style:style>
    <style:style style:name="P3" style:family="paragraph" style:parent-style-name="Standard">
      <style:text-properties officeooo:rsid="0015aac4" officeooo:paragraph-rsid="0015aac4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506c0" officeooo:paragraph-rsid="001506c0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506c0" officeooo:paragraph-rsid="001e1d45"/>
    </style:style>
    <style:style style:name="T1" style:family="text">
      <style:text-properties officeooo:rsid="0015aac4"/>
    </style:style>
    <style:style style:name="T2" style:family="text">
      <style:text-properties officeooo:rsid="0019de5a"/>
    </style:style>
    <style:style style:name="T3" style:family="text">
      <style:text-properties officeooo:rsid="001ade65"/>
    </style:style>
    <style:style style:name="T4" style:family="text">
      <style:text-properties officeooo:rsid="001e1d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rtual Run Task details</text:p>
      <text:p text:style-name="P4"/>
      <text:p text:style-name="P1">1) API Integration in SDK <text:span text:style-name="T2">4</text:span>hr<text:span text:style-name="T1">s</text:span></text:p>
      <text:p text:style-name="P5">2) Database design <text:span text:style-name="T4">16</text:span>hr<text:span text:style-name="T1">s</text:span>: Need to design database for Run sessions and media files also. Wether</text:p>
      <text:p text:style-name="P5"><text:s text:c="5"/>the video is downloaded or not status need to be upadted in the database.</text:p>
      <text:p text:style-name="P2">3) Downloading Video from the server <text:span text:style-name="T1">16</text:span>hr<text:span text:style-name="T1">s</text:span>: Downloading video from the server saving into the</text:p>
      <text:p text:style-name="P2"><text:s text:c="4"/>app folder and if download failed in middle due to any interrupt resuming back from where it was</text:p>
      <text:p text:style-name="P2"><text:s text:c="5"/>stopped.</text:p>
      <text:p text:style-name="P3">4) Command interaction with bands and it should be generic to all the apps <text:span text:style-name="T4">6</text:span>hrs.</text:p>
      <text:p text:style-name="P3">5) <text:span text:style-name="T3">S</text:span>howing session history and ui updation <text:span text:style-name="T4">8</text:span>hrs.</text:p>
      <text:p text:style-name="P3">6) Playing video according the user steps <text:span text:style-name="T4">8</text:span>hrs.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1:05:28.742986143</meta:creation-date>
    <dc:date>2018-12-10T16:55:58.079994907</dc:date>
    <meta:editing-duration>PT13M22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10" meta:word-count="105" meta:character-count="608" meta:non-whitespace-character-count="499"/>
  </office:meta>
</office:document-meta>
</file>